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17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5555in"/>
    </style:style>
    <style:style style:name="co6" style:family="table-column">
      <style:table-column-properties fo:break-before="auto" style:column-width="1.8602in"/>
    </style:style>
    <style:style style:name="co7" style:family="table-column">
      <style:table-column-properties fo:break-before="auto" style:column-width="2.9217in"/>
    </style:style>
    <style:style style:name="co8" style:family="table-column">
      <style:table-column-properties fo:break-before="auto" style:column-width="0.5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fo:color="#b2b2b2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transparent"/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talleres.A1">
          <table:error-message table:message-type="stop" table:display="true"/>
        </table:content-validation>
        <table:content-validation table:name="val2" table:condition="of:cell-content-is-in-list([$validation.$A$2:.$A$12])" table:allow-empty-cell="true" table:display-list="unsorted" table:base-cell-address="talleres.B2">
          <table:error-message table:message-type="stop" table:display="true"/>
        </table:content-validation>
        <table:content-validation table:name="val3" table:condition="of:cell-content-is-in-list([$validation.$B$2:.$B$4])" table:allow-empty-cell="true" table:display-list="unsorted" table:base-cell-address="talleres.C2">
          <table:error-message table:message-type="stop" table:display="true"/>
        </table:content-validation>
        <table:content-validation table:name="val4" table:condition="of:cell-content-is-in-list([$validation.$C$2:.$C$11])" table:allow-empty-cell="true" table:display-list="unsorted" table:base-cell-address="talleres.D2">
          <table:error-message table:message-type="stop" table:display="true"/>
        </table:content-validation>
        <table:content-validation table:name="val5" table:condition="of:cell-content-is-whole-number() and cell-content-is-between(1,5)" table:allow-empty-cell="true" table:base-cell-address="talleres_ano.A2">
          <table:error-message table:message-type="stop" table:display="true"/>
        </table:content-validation>
        <table:content-validation table:name="val6" table:condition="of:cell-content-is-in-list([$validation.$A$2:.$A$12])" table:allow-empty-cell="true" table:display-list="unsorted" table:base-cell-address="talleres_ano.C246">
          <table:error-message table:message-type="stop" table:display="true"/>
        </table:content-validation>
        <table:content-validation table:name="val7" table:condition="of:cell-content-is-in-list([$validation.$B$2:.$B$4])" table:allow-empty-cell="true" table:display-list="unsorted" table:base-cell-address="talleres_ano.D2">
          <table:error-message table:message-type="stop" table:display="true"/>
        </table:content-validation>
        <table:content-validation table:name="val8" table:condition="of:cell-content-is-in-list([$validation.$C$2:.$C$11])" table:allow-empty-cell="true" table:display-list="unsorted" table:base-cell-address="talleres_ano.E2">
          <table:error-message table:message-type="stop" table:display="true"/>
        </table:content-validation>
      </table:content-validations>
      <table:table table:name="talle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16378" table:default-cell-style-name="Default"/>
        <table:table-row table:style-name="ro1">
          <table:table-cell table:style-name="ce3" table:content-validation-name="val1" office:value-type="string" calcext:value-type="string">
            <text:p>name</text:p>
          </table:table-cell>
          <table:table-cell table:style-name="ce3" office:value-type="string" calcext:value-type="string">
            <text:p>teacher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description</text:p>
          </table:table-cell>
          <table:table-cell table:style-name="ce1" table:number-columns-repeated="16376"/>
        </table:table-row>
        <table:table-row table:style-name="ro1">
          <table:table-cell table:content-validation-name="val1" office:value-type="string" calcext:value-type="string">
            <text:p>Pintura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2</text:p>
          </table:table-cell>
          <table:table-cell table:content-validation-name="val4"/>
          <table:table-cell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Color y expresión</text:p>
          </table:table-cell>
          <table:table-cell table:style-name="ce4" table:content-validation-name="val2" office:value-type="string" calcext:value-type="string">
            <text:p>Carl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intura I</text:p>
          </table:table-cell>
          <table:table-cell table:style-name="ce4" table:content-validation-name="val2" office:value-type="string" calcext:value-type="string">
            <text:p>Carl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Color y expresión I</text:p>
          </table:table-cell>
          <table:table-cell table:style-name="ce4" table:content-validation-name="val2" office:value-type="string" calcext:value-type="string">
            <text:p>Carl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Títeres</text:p>
          </table:table-cell>
          <table:table-cell table:style-name="ce4" table:content-validation-name="val2" office:value-type="string" calcext:value-type="string">
            <text:p>Carl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Historia del arte</text:p>
          </table:table-cell>
          <table:table-cell table:style-name="ce4" table:content-validation-name="val2" office:value-type="string" calcext:value-type="string">
            <text:p>Carla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/>
          <table:table-cell table:style-name="ce4" office:value-type="string" calcext:value-type="string">
            <text:p>Historia del arte y movimientos artísticos</text:p>
          </table:table-cell>
          <table:table-cell table:style-name="ce4" table:number-columns-repeated="16377"/>
        </table:table-row>
        <table:table-row table:style-name="ro1">
          <table:table-cell table:style-name="ce4" table:content-validation-name="val1" office:value-type="string" calcext:value-type="string">
            <text:p>Exploradores(as) de derechos</text:p>
          </table:table-cell>
          <table:table-cell table:style-name="ce4" table:content-validation-name="val2" office:value-type="string" calcext:value-type="string">
            <text:p>Grace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Entre viñetas</text:p>
          </table:table-cell>
          <table:table-cell table:style-name="ce4" table:content-validation-name="val2" office:value-type="string" calcext:value-type="string">
            <text:p>Grace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4" office:value-type="string" calcext:value-type="string">
            <text:p>Entre viñetas: El arte del comic</text:p>
          </table:table-cell>
          <table:table-cell table:style-name="ce4" table:number-columns-repeated="16377"/>
        </table:table-row>
        <table:table-row table:style-name="ro1">
          <table:table-cell table:style-name="ce4" table:content-validation-name="val1" office:value-type="string" calcext:value-type="string">
            <text:p>Resolución de conflictos</text:p>
          </table:table-cell>
          <table:table-cell table:style-name="ce4" table:content-validation-name="val2" office:value-type="string" calcext:value-type="string">
            <text:p>Grace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Jardineria y cultivo</text:p>
          </table:table-cell>
          <table:table-cell table:style-name="ce4" table:content-validation-name="val2" office:value-type="string" calcext:value-type="string">
            <text:p>Cristin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4" office:value-type="string" calcext:value-type="string">
            <text:p>Jardineria y cultivo de plantas</text:p>
          </table:table-cell>
          <table:table-cell table:style-name="ce4" table:number-columns-repeated="16377"/>
        </table:table-row>
        <table:table-row table:style-name="ro1">
          <table:table-cell table:style-name="ce4" table:content-validation-name="val1" office:value-type="string" calcext:value-type="string">
            <text:p>Reciclaje de plásticos</text:p>
          </table:table-cell>
          <table:table-cell table:style-name="ce4" table:content-validation-name="val2" office:value-type="string" calcext:value-type="string">
            <text:p>Cristin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Cocina</text:p>
          </table:table-cell>
          <table:table-cell table:style-name="ce4" table:content-validation-name="val2" office:value-type="string" calcext:value-type="string">
            <text:p>Cristin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Jardineria y cultivo</text:p>
          </table:table-cell>
          <table:table-cell table:style-name="ce4" table:content-validation-name="val2" office:value-type="string" calcext:value-type="string">
            <text:p>Cristin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4" office:value-type="string" calcext:value-type="string">
            <text:p>Jardineria y cultivo de plantas</text:p>
          </table:table-cell>
          <table:table-cell table:style-name="ce4" table:number-columns-repeated="16377"/>
        </table:table-row>
        <table:table-row table:style-name="ro1">
          <table:table-cell table:style-name="ce4" table:content-validation-name="val1" office:value-type="string" calcext:value-type="string">
            <text:p>Cocina</text:p>
          </table:table-cell>
          <table:table-cell table:style-name="ce4" table:content-validation-name="val2" office:value-type="string" calcext:value-type="string">
            <text:p>Cristin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Reciclaje de plásticos</text:p>
          </table:table-cell>
          <table:table-cell table:style-name="ce4" table:content-validation-name="val2" office:value-type="string" calcext:value-type="string">
            <text:p>Cristin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Secuencias curiosas</text:p>
          </table:table-cell>
          <table:table-cell table:style-name="ce4" table:content-validation-name="val2" office:value-type="string" calcext:value-type="string">
            <text:p>Salvador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office:value-type="string" calcext:value-type="string">
            <text:p>Fractángulos</text:p>
          </table:table-cell>
          <table:table-cell table:style-name="ce4" table:content-validation-name="val2" office:value-type="string" calcext:value-type="string">
            <text:p>Salvador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TecnoSapiens</text:p>
          </table:table-cell>
          <table:table-cell table:style-name="ce4" table:content-validation-name="val2" office:value-type="string" calcext:value-type="string">
            <text:p>Salvador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Vectores</text:p>
          </table:table-cell>
          <table:table-cell table:style-name="ce4" table:content-validation-name="val2" office:value-type="string" calcext:value-type="string">
            <text:p>Salvador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Nutricina</text:p>
          </table:table-cell>
          <table:table-cell table:style-name="ce4" table:content-validation-name="val2" office:value-type="string" calcext:value-type="string">
            <text:p>Salvador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Tejido</text:p>
          </table:table-cell>
          <table:table-cell table:style-name="ce4" table:content-validation-name="val2" office:value-type="string" calcext:value-type="string">
            <text:p>Javier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7" office:value-type="string" calcext:value-type="string">
            <text:p>Tejido con palillo telar y crochet</text:p>
          </table:table-cell>
          <table:table-cell table:style-name="ce4" table:number-columns-repeated="16377"/>
        </table:table-row>
        <table:table-row table:style-name="ro1">
          <table:table-cell table:style-name="ce4" table:content-validation-name="val1" office:value-type="string" calcext:value-type="string">
            <text:p>Reciclaje textil</text:p>
          </table:table-cell>
          <table:table-cell table:style-name="ce4" table:content-validation-name="val2" office:value-type="string" calcext:value-type="string">
            <text:p>Javier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Ave y fauna</text:p>
          </table:table-cell>
          <table:table-cell table:style-name="ce4" table:content-validation-name="val2" office:value-type="string" calcext:value-type="string">
            <text:p>Javier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Encuadernación</text:p>
          </table:table-cell>
          <table:table-cell table:style-name="ce4" table:content-validation-name="val2" office:value-type="string" calcext:value-type="string">
            <text:p>Javier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Cultura y países I</text:p>
          </table:table-cell>
          <table:table-cell table:style-name="ce4" table:content-validation-name="val2" office:value-type="string" calcext:value-type="string">
            <text:p>Javiera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4" office:value-type="string" calcext:value-type="string">
            <text:p>Historia de culturas y países</text:p>
          </table:table-cell>
          <table:table-cell table:style-name="ce4" table:number-columns-repeated="16377"/>
        </table:table-row>
        <table:table-row table:style-name="ro1">
          <table:table-cell table:style-name="ce4" table:content-validation-name="val1" office:value-type="string" calcext:value-type="string">
            <text:p>Arte y cartografía I</text:p>
          </table:table-cell>
          <table:table-cell table:style-name="ce4" table:content-validation-name="val2" office:value-type="string" calcext:value-type="string">
            <text:p>Javiera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4" office:value-type="string" calcext:value-type="string">
            <text:p>Historia de culturas y países</text:p>
          </table:table-cell>
          <table:table-cell table:style-name="ce4" table:number-columns-repeated="16377"/>
        </table:table-row>
        <table:table-row table:style-name="ro1">
          <table:table-cell table:style-name="ce4" table:content-validation-name="val1" office:value-type="string" calcext:value-type="string">
            <text:p>Explorando la naturaleza</text:p>
          </table:table-cell>
          <table:table-cell table:style-name="ce4" table:content-validation-name="val2" office:value-type="string" calcext:value-type="string">
            <text:p>Alejandro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Explorando la naturaleza</text:p>
          </table:table-cell>
          <table:table-cell table:style-name="ce4" table:content-validation-name="val2" office:value-type="string" calcext:value-type="string">
            <text:p>Alejandro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4" office:value-type="string" calcext:value-type="string">
            <text:p>Historia de la pintura y filosofía</text:p>
          </table:table-cell>
          <table:table-cell table:style-name="ce4" table:number-columns-repeated="16377"/>
        </table:table-row>
        <table:table-row table:style-name="ro1">
          <table:table-cell table:style-name="ce4" table:content-validation-name="val1" office:value-type="string" calcext:value-type="string">
            <text:p>Pintura y filosofía I</text:p>
          </table:table-cell>
          <table:table-cell table:style-name="ce4" table:content-validation-name="val2" office:value-type="string" calcext:value-type="string">
            <text:p>Alejandro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Biodiversidad alimentaria I</text:p>
          </table:table-cell>
          <table:table-cell table:style-name="ce4" table:content-validation-name="val2" office:value-type="string" calcext:value-type="string">
            <text:p>Alejandro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Técnicas de estudio I</text:p>
          </table:table-cell>
          <table:table-cell table:style-name="ce4" table:content-validation-name="val2" office:value-type="string" calcext:value-type="string">
            <text:p>Alejandro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ercusión corporal A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ercusión corporal B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redeporte A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redeporte B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ercusión corporal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ercusión corporal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Acondicionamiento físico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Acondicionamiento físico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Inglés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Artes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Inglés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Artes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Inglés A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Inglés B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Artes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Inglés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Gimnasia artística A</text:p>
          </table:table-cell>
          <table:table-cell table:style-name="ce4" table:content-validation-name="val2" office:value-type="string" calcext:value-type="string">
            <text:p>Paul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Gimnasia artística B</text:p>
          </table:table-cell>
          <table:table-cell table:style-name="ce4" table:content-validation-name="val2" office:value-type="string" calcext:value-type="string">
            <text:p>Paul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Gimnasia artística</text:p>
          </table:table-cell>
          <table:table-cell table:style-name="ce4" table:content-validation-name="val2" office:value-type="string" calcext:value-type="string">
            <text:p>Paul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Gimnasia artística</text:p>
          </table:table-cell>
          <table:table-cell table:style-name="ce4" table:content-validation-name="val2" office:value-type="string" calcext:value-type="string">
            <text:p>Paul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content-validation-name="val1" office:value-type="string" calcext:value-type="string">
            <text:p>Yoga</text:p>
          </table:table-cell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/>
          <table:table-cell table:number-columns-repeated="16378"/>
        </table:table-row>
        <table:table-row table:style-name="ro1">
          <table:table-cell table:content-validation-name="val1" office:value-type="string" calcext:value-type="string">
            <text:p>Didáctica matemática</text:p>
          </table:table-cell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lu2</text:p>
          </table:table-cell>
          <table:table-cell table:content-validation-name="val4" table:number-columns-repeated="2"/>
          <table:table-cell table:number-columns-repeated="16378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table:number-columns-repeated="3"/>
          <table:table-cell table:number-columns-repeated="16378"/>
        </table:table-row>
        <table:table-row table:style-name="ro1" table:number-rows-repeated="3">
          <table:table-cell table:content-validation-name="val1"/>
          <table:table-cell table:content-validation-name="val2"/>
          <table:table-cell table:content-validation-name="val3"/>
          <table:table-cell table:number-columns-repeated="16381"/>
        </table:table-row>
        <table:table-row table:style-name="ro1" table:number-rows-repeated="26">
          <table:table-cell table:content-validation-name="val1"/>
          <table:table-cell/>
          <table:table-cell table:content-validation-name="val3"/>
          <table:table-cell table:number-columns-repeated="16381"/>
        </table:table-row>
        <table:table-row table:style-name="ro1" table:number-rows-repeated="1048491">
          <table:table-cell table:content-validation-name="val1"/>
          <table:table-cell table:number-columns-repeated="16383"/>
        </table:table-row>
        <table:table-row table:style-name="ro1">
          <table:table-cell table:content-validation-name="val1"/>
          <table:table-cell table:number-columns-repeated="16383"/>
        </table:table-row>
      </table:table>
      <table:table table:name="talleres_ano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2" table:number-columns-repeated="16376" table:default-cell-style-name="Default"/>
        <table:table-row table:style-name="ro1">
          <table:table-cell table:style-name="ce3" office:value-type="string" calcext:value-type="string">
            <text:p>period</text:p>
          </table:table-cell>
          <table:table-cell table:style-name="ce3" table:content-validation-name="val1" office:value-type="string" calcext:value-type="string">
            <text:p>name</text:p>
          </table:table-cell>
          <table:table-cell table:style-name="ce3" office:value-type="string" calcext:value-type="string">
            <text:p>teacher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6375"/>
        </table:table-row>
        <table:table-row table:style-name="ro1">
          <table:table-cell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Pintura</text:p>
          </table:table-cell>
          <table:table-cell table:content-validation-name="val6" office:value-type="string" calcext:value-type="string">
            <text:p>Carla</text:p>
          </table:table-cell>
          <table:table-cell table:content-validation-name="val7" office:value-type="string" calcext:value-type="string">
            <text:p>ulmos</text:p>
          </table:table-cell>
          <table:table-cell table:content-validation-name="val8" office:value-type="string" calcext:value-type="string">
            <text:p>lu1</text:p>
          </table:table-cell>
          <table:table-cell table:content-validation-name="val8" office:value-type="string" calcext:value-type="string">
            <text:p>ju2</text:p>
          </table:table-cell>
          <table:table-cell table:content-validation-name="val8"/>
          <table:table-cell table:content-validation-name="val1" table:number-columns-repeated="3"/>
          <table:table-cell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Color y expresión</text:p>
          </table:table-cell>
          <table:table-cell table:style-name="ce4" table:content-validation-name="val6" office:value-type="string" calcext:value-type="string">
            <text:p>Carl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Pintura I</text:p>
          </table:table-cell>
          <table:table-cell table:style-name="ce4" table:content-validation-name="val6" office:value-type="string" calcext:value-type="string">
            <text:p>Car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Color y expresión I</text:p>
          </table:table-cell>
          <table:table-cell table:style-name="ce4" table:content-validation-name="val6" office:value-type="string" calcext:value-type="string">
            <text:p>Car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Títeres</text:p>
          </table:table-cell>
          <table:table-cell table:style-name="ce4" table:content-validation-name="val6" office:value-type="string" calcext:value-type="string">
            <text:p>Car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Historia del arte</text:p>
          </table:table-cell>
          <table:table-cell table:style-name="ce4" table:content-validation-name="val6" office:value-type="string" calcext:value-type="string">
            <text:p>Carl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/>
          <table:table-cell table:style-name="ce4" table:content-validation-name="val1" office:value-type="string" calcext:value-type="string">
            <text:p>Historia del arte y movimientos artísticos</text:p>
          </table:table-cell>
          <table:table-cell table:style-name="ce4" table:content-validation-name="val1" table:number-columns-repeated="2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Exploradores(as) de derechos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Entre viñetas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/>
          <table:table-cell table:style-name="ce4" table:content-validation-name="val1" office:value-type="string" calcext:value-type="string">
            <text:p>Entre viñetas: El arte del comic</text:p>
          </table:table-cell>
          <table:table-cell table:style-name="ce4" table:content-validation-name="val1" table:number-columns-repeated="2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Resolución de conflictos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Jardineria y cultivo</text:p>
          </table:table-cell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/>
          <table:table-cell table:style-name="ce4" table:content-validation-name="val1" office:value-type="string" calcext:value-type="string">
            <text:p>Jardineria y cultivo de plantas</text:p>
          </table:table-cell>
          <table:table-cell table:style-name="ce4" table:content-validation-name="val1" table:number-columns-repeated="2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Reciclaje de plásticos</text:p>
          </table:table-cell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Cocina</text:p>
          </table:table-cell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Jardineria y cultivo</text:p>
          </table:table-cell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/>
          <table:table-cell table:style-name="ce4" table:content-validation-name="val1" office:value-type="string" calcext:value-type="string">
            <text:p>Jardineria y cultivo de plantas</text:p>
          </table:table-cell>
          <table:table-cell table:style-name="ce4" table:content-validation-name="val1" table:number-columns-repeated="2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Cocina</text:p>
          </table:table-cell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Reciclaje de plásticos</text:p>
          </table:table-cell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Secuencias curiosas</text:p>
          </table:table-cell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Fractángulos</text:p>
          </table:table-cell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TecnoSapiens</text:p>
          </table:table-cell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Vectores</text:p>
          </table:table-cell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Nutricina</text:p>
          </table:table-cell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Tejido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table:number-columns-repeated="2"/>
          <table:table-cell table:style-name="ce4" table:content-validation-name="val1" office:value-type="string" calcext:value-type="string">
            <text:p>Tejido con palillo telar y crochet</text:p>
          </table:table-cell>
          <table:table-cell table:style-name="ce4" table:content-validation-name="val1" table:number-columns-repeated="2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Reciclaje textil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Ave y fauna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Encuadernación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Cultura y países I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table:number-columns-repeated="2"/>
          <table:table-cell table:style-name="ce4" table:content-validation-name="val1" office:value-type="string" calcext:value-type="string">
            <text:p>Historia de culturas y países</text:p>
          </table:table-cell>
          <table:table-cell table:style-name="ce4" table:content-validation-name="val1" table:number-columns-repeated="2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Arte y cartografía I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 table:number-columns-repeated="2"/>
          <table:table-cell table:style-name="ce4" table:content-validation-name="val1" office:value-type="string" calcext:value-type="string">
            <text:p>Historia de culturas y países</text:p>
          </table:table-cell>
          <table:table-cell table:style-name="ce4" table:content-validation-name="val1" table:number-columns-repeated="2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Explorando la naturaleza</text:p>
          </table:table-cell>
          <table:table-cell table:style-name="ce4"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Explorando la naturaleza</text:p>
          </table:table-cell>
          <table:table-cell table:style-name="ce4"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table:number-columns-repeated="2"/>
          <table:table-cell table:style-name="ce4" table:content-validation-name="val1" office:value-type="string" calcext:value-type="string">
            <text:p>Historia de la pintura y filosofía</text:p>
          </table:table-cell>
          <table:table-cell table:style-name="ce4" table:content-validation-name="val1" table:number-columns-repeated="2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Pintura y filosofía I</text:p>
          </table:table-cell>
          <table:table-cell table:style-name="ce4"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Biodiversidad alimentaria I</text:p>
          </table:table-cell>
          <table:table-cell table:style-name="ce4"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Técnicas de estudio</text:p>
          </table:table-cell>
          <table:table-cell table:style-name="ce4"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Percusión corporal A</text:p>
          </table:table-cell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Percusión corporal B</text:p>
          </table:table-cell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Predeporte A</text:p>
          </table:table-cell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Predeporte B</text:p>
          </table:table-cell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Percusión corporal</text:p>
          </table:table-cell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Percusión corporal</text:p>
          </table:table-cell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Acondicionamiento físico</text:p>
          </table:table-cell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Acondicionamiento físico</text:p>
          </table:table-cell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Inglé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Arte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Inglé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Arte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Inglés A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Inglés B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Arte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Inglé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Juegos de mesa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Yoga y mindfullness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Soy naturaleza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Juegos de mesa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Yoga y mindfullness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anelos y manios</text:p>
          </table:table-cell>
          <table:table-cell table:content-validation-name="val8" office:value-type="string" calcext:value-type="string">
            <text:p>vi2</text:p>
          </table:table-cell>
          <table:table-cell table:style-name="ce4" table:content-validation-name="val8" table:number-columns-repeated="2"/>
          <table:table-cell table:style-name="ce4" table:content-validation-name="val1" table:number-columns-repeated="3"/>
          <table:table-cell table:style-name="ce4" table:number-columns-repeated="16374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Stretching Yoga I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oihues y avellanos</text:p>
          </table:table-cell>
          <table:table-cell table:content-validation-name="val8" office:value-type="string" calcext:value-type="string">
            <text:p>lu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1" calcext:value-type="float">
            <text:p>1</text:p>
          </table:table-cell>
          <table:table-cell table:content-validation-name="val1" office:value-type="string" calcext:value-type="string">
            <text:p>Autosanación I</text:p>
          </table:table-cell>
          <table:table-cell table:content-validation-name="val6" office:value-type="string" calcext:value-type="string">
            <text:p>Paula</text:p>
          </table:table-cell>
          <table:table-cell table:content-validation-name="val7" office:value-type="string" calcext:value-type="string">
            <text:p>coihues y avellanos</text:p>
          </table:table-cell>
          <table:table-cell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Compost</text:p>
          </table:table-cell>
          <table:table-cell table:style-name="ce4"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Compost</text:p>
          </table:table-cell>
          <table:table-cell table:style-name="ce4"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Biodiversidad alimentaria II</text:p>
          </table:table-cell>
          <table:table-cell table:style-name="ce4"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Pintura y filosofía II</text:p>
          </table:table-cell>
          <table:table-cell table:style-name="ce4"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/>
          <table:table-cell table:style-name="ce4"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Primeros helps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Socioemocional I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Fanzine I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Debate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Origami</text:p>
          </table:table-cell>
          <table:table-cell table:style-name="ce4" table:content-validation-name="val6" office:value-type="string" calcext:value-type="string">
            <text:p>Carl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Arte y naturaleza</text:p>
          </table:table-cell>
          <table:table-cell table:style-name="ce4" table:content-validation-name="val6" office:value-type="string" calcext:value-type="string">
            <text:p>Carl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Pintura II</text:p>
          </table:table-cell>
          <table:table-cell table:style-name="ce4" table:content-validation-name="val6" office:value-type="string" calcext:value-type="string">
            <text:p>Car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Color y expresión II</text:p>
          </table:table-cell>
          <table:table-cell table:style-name="ce4" table:content-validation-name="val6" office:value-type="string" calcext:value-type="string">
            <text:p>Car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Pigmentos naturales I</text:p>
          </table:table-cell>
          <table:table-cell table:style-name="ce4" table:content-validation-name="val6" office:value-type="string" calcext:value-type="string">
            <text:p>Car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Papel y volumen</text:p>
          </table:table-cell>
          <table:table-cell table:style-name="ce4" table:content-validation-name="val6" office:value-type="string" calcext:value-type="string">
            <text:p>Carl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Material cuentacuentos</text:p>
          </table:table-cell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Reciclaje de plásticos II</text:p>
          </table:table-cell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Cocina II</text:p>
          </table:table-cell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Material cuentacuentos</text:p>
          </table:table-cell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Reciclaje de plásticos II</text:p>
          </table:table-cell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Cocina II</text:p>
          </table:table-cell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Fotografía análoga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Ave y fauna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Reciclaje textil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Tejido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Cultura y países II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Arte y cartografía II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Inglé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Arte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Inglé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Arte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Inglés A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Inglés B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Arte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Inglé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Gimnasia I A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Gimnasia I B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Aromaterapia I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Gimnasia I A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Gimnasia I B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Flores de bach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/>
          <table:table-cell table:style-name="ce4" table:number-columns-repeated="3"/>
          <table:table-cell table:number-columns-repeated="16374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4" table:content-validation-name="val1" office:value-type="string" calcext:value-type="string">
            <text:p>Gimnasia II A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4" table:content-validation-name="val1" office:value-type="string" calcext:value-type="string">
            <text:p>Gimnasia II B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4" table:content-validation-name="val1" office:value-type="string" calcext:value-type="string">
            <text:p>Aromaterapia II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4" table:content-validation-name="val1" office:value-type="string" calcext:value-type="string">
            <text:p>Gimnasia II A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4" table:content-validation-name="val1" office:value-type="string" calcext:value-type="string">
            <text:p>Gimnasia II B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4" table:content-validation-name="val1" office:value-type="string" calcext:value-type="string">
            <text:p>Filosofía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4" table:content-validation-name="val1" office:value-type="string" calcext:value-type="string">
            <text:p>Filosofía Kio Agus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4" table:content-validation-name="val1" office:value-type="string" calcext:value-type="string">
            <text:p>Infusiones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4" table:content-validation-name="val1" office:value-type="string" calcext:value-type="string">
            <text:p>Filosofía Pixi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4" table:content-validation-name="val1" office:value-type="string" calcext:value-type="string">
            <text:p>Stretching Yoga II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style-name="ce4" table:content-validation-name="val1" office:value-type="string" calcext:value-type="string">
            <text:p>Autosanación II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4" table:content-validation-name="val1" office:value-type="string" calcext:value-type="string">
            <text:p>Soy naturaleza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4" table:content-validation-name="val1" office:value-type="string" calcext:value-type="string">
            <text:p>Tai-Chi Yoga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4" table:content-validation-name="val1" office:value-type="string" calcext:value-type="string">
            <text:p>Yoga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4" table:content-validation-name="val1" office:value-type="string" calcext:value-type="string">
            <text:p>Flores de bach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style-name="ce4" table:content-validation-name="val1" office:value-type="string" calcext:value-type="string">
            <text:p>Orientación vocacional</text:p>
          </table:table-cell>
          <table:table-cell table:style-name="ce4" table:content-validation-name="val6" office:value-type="string" calcext:value-type="string">
            <text:p>Paul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Foto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Explorando la naturaleza I</text:p>
          </table:table-cell>
          <table:table-cell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Juegos de mesa y estrategia</text:p>
          </table:table-cell>
          <table:table-cell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content-validation-name="val8" office:value-type="string" calcext:value-type="string">
            <text:p>vi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Biodiversidad en la huerta</text:p>
          </table:table-cell>
          <table:table-cell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Biodiversidad en la huerta</text:p>
          </table:table-cell>
          <table:table-cell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1" office:value-type="string" calcext:value-type="string">
            <text:p>Explorando la naturaleza II</text:p>
          </table:table-cell>
          <table:table-cell table:style-name="ce4"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 table:number-columns-repeated="2"/>
          <table:table-cell table:style-name="ce4" table:number-columns-repeated="16377"/>
        </table:table-row>
        <table:table-row table:style-name="ro1"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1" office:value-type="string" calcext:value-type="string">
            <text:p>Música y filosofía</text:p>
          </table:table-cell>
          <table:table-cell table:style-name="ce4"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/>
          <table:table-cell table:style-name="ce4"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Biodiversidad en la huerta I</text:p>
          </table:table-cell>
          <table:table-cell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Video y 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Video y 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office:value-type="string" calcext:value-type="string">
            <text:p>Cortometraje</text:p>
          </table:table-cell>
          <table:table-cell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Biodiversidad en la huerta II</text:p>
          </table:table-cell>
          <table:table-cell table:content-validation-name="val6" office:value-type="string" calcext:value-type="string">
            <text:p>Alejandr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Creación textos literarios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4" table:content-validation-name="val1" office:value-type="string" calcext:value-type="string">
            <text:p>Libro Objeto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style-name="ce4" table:content-validation-name="val1" office:value-type="string" calcext:value-type="string">
            <text:p>Libro Objeto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Comic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Fanzine-Poesía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Socioemocional II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Poesía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Narración oral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Dominio de masas Ecosocial</text:p>
          </table:table-cell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Grace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queología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content-validation-name="val8" office:value-type="string" calcext:value-type="string">
            <text:p>ju1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Fotografía análoga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Boletín escolar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Encuadernación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ve y fauna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 y cartografía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Teatro histórico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Explorando la ciudad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office:value-type="string" calcext:value-type="string">
            <text:p>Arqueología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Periodismo y comunicación</text:p>
          </table:table-cell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/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Javiera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Cristina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A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B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A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 B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 A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Inglé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3" calcext:value-type="float">
            <text:p>3</text:p>
          </table:table-cell>
          <table:table-cell table:content-validation-name="val1" office:value-type="string" calcext:value-type="string">
            <text:p>Artes B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A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B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A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 B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 A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Inglé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4" calcext:value-type="float">
            <text:p>4</text:p>
          </table:table-cell>
          <table:table-cell table:content-validation-name="val1" office:value-type="string" calcext:value-type="string">
            <text:p>Artes B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A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B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A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 B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 A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Inglés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style-name="ce4" table:content-validation-name="val8" office:value-type="string" calcext:value-type="string">
            <text:p>vi2</text:p>
          </table:table-cell>
          <table:table-cell table:content-validation-name="val8"/>
          <table:table-cell table:number-columns-repeated="16377"/>
        </table:table-row>
        <table:table-row table:style-name="ro1">
          <table:table-cell table:content-validation-name="val5" office:value-type="float" office:value="5" calcext:value-type="float">
            <text:p>5</text:p>
          </table:table-cell>
          <table:table-cell table:content-validation-name="val1" office:value-type="string" calcext:value-type="string">
            <text:p>Artes B</text:p>
          </table:table-cell>
          <table:table-cell table:style-name="ce4" table:content-validation-name="val6" office:value-type="string" calcext:value-type="string">
            <text:p>Francisca U.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style-name="ce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scaras de animales</text:p>
          </table:table-cell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ulmos</text:p>
          </table:table-cell>
          <table:table-cell table:style-name="ce13" table:content-validation-name="val8" office:value-type="string" calcext:value-type="string">
            <text:p>lu1</text:p>
          </table:table-cell>
          <table:table-cell table:style-name="ce13" table:content-validation-name="val8"/>
          <table:table-cell table:content-validation-name="val8"/>
          <table:table-cell table:style-name="ce10" table:content-validation-name="val1" office:value-type="string" calcext:value-type="string">
            <text:p>Mascaras de animales en papel maché</text:p>
          </table:table-cell>
          <table:table-cell table:number-columns-repeated="16376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ulmos</text:p>
          </table:table-cell>
          <table:table-cell table:style-name="ce13" table:content-validation-name="val8" office:value-type="string" calcext:value-type="string">
            <text:p>ju2</text:p>
          </table:table-cell>
          <table:table-cell table:style-name="ce13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Estencil</text:p>
          </table:table-cell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ulmos</text:p>
          </table:table-cell>
          <table:table-cell table:style-name="ce13" table:content-validation-name="val8" office:value-type="string" calcext:value-type="string">
            <text:p>ma1</text:p>
          </table:table-cell>
          <table:table-cell table:style-name="ce13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rmoleado</text:p>
          </table:table-cell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ulmos</text:p>
          </table:table-cell>
          <table:table-cell table:style-name="ce13" table:content-validation-name="val8" office:value-type="string" calcext:value-type="string">
            <text:p>vi2</text:p>
          </table:table-cell>
          <table:table-cell table:style-name="ce13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anelos y manios</text:p>
          </table:table-cell>
          <table:table-cell table:style-name="ce13" table:content-validation-name="val8" office:value-type="string" calcext:value-type="string">
            <text:p>lu2</text:p>
          </table:table-cell>
          <table:table-cell table:style-name="ce13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Instalaciones artísticas</text:p>
          </table:table-cell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anelos y manios</text:p>
          </table:table-cell>
          <table:table-cell table:style-name="ce13" table:content-validation-name="val8" office:value-type="string" calcext:value-type="string">
            <text:p>ju1</text:p>
          </table:table-cell>
          <table:table-cell table:style-name="ce13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Marmoleado</text:p>
          </table:table-cell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anelos y manios</text:p>
          </table:table-cell>
          <table:table-cell table:style-name="ce13" table:content-validation-name="val8" office:value-type="string" calcext:value-type="string">
            <text:p>mi2</text:p>
          </table:table-cell>
          <table:table-cell table:style-name="ce13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Grabados</text:p>
          </table:table-cell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oihues y avellanos</text:p>
          </table:table-cell>
          <table:table-cell table:style-name="ce13" table:content-validation-name="val8" office:value-type="string" calcext:value-type="string">
            <text:p>ma2</text:p>
          </table:table-cell>
          <table:table-cell table:style-name="ce13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0" table:content-validation-name="val5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Pigmentos naturales</text:p>
          </table:table-cell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oihues y avellanos</text:p>
          </table:table-cell>
          <table:table-cell table:style-name="ce13" table:content-validation-name="val8" office:value-type="string" calcext:value-type="string">
            <text:p>mi1</text:p>
          </table:table-cell>
          <table:table-cell table:style-name="ce13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ulmos</text:p>
          </table:table-cell>
          <table:table-cell table:style-name="ce13" table:content-validation-name="val8" office:value-type="string" calcext:value-type="string">
            <text:p>lu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ulmos</text:p>
          </table:table-cell>
          <table:table-cell table:style-name="ce13" table:content-validation-name="val8" office:value-type="string" calcext:value-type="string">
            <text:p>ju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ulmos</text:p>
          </table:table-cell>
          <table:table-cell table:style-name="ce13" table:content-validation-name="val8" office:value-type="string" calcext:value-type="string">
            <text:p>ma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ulmos</text:p>
          </table:table-cell>
          <table:table-cell table:style-name="ce13" table:content-validation-name="val8" office:value-type="string" calcext:value-type="string">
            <text:p>vi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anelos y manios</text:p>
          </table:table-cell>
          <table:table-cell table:style-name="ce13" table:content-validation-name="val8" office:value-type="string" calcext:value-type="string">
            <text:p>lu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anelos y manios</text:p>
          </table:table-cell>
          <table:table-cell table:style-name="ce13" table:content-validation-name="val8" office:value-type="string" calcext:value-type="string">
            <text:p>ju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anelos y manios</text:p>
          </table:table-cell>
          <table:table-cell table:style-name="ce13" table:content-validation-name="val8" office:value-type="string" calcext:value-type="string">
            <text:p>mi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oihues y avellanos</text:p>
          </table:table-cell>
          <table:table-cell table:style-name="ce13" table:content-validation-name="val8" office:value-type="string" calcext:value-type="string">
            <text:p>ma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4" calcext:value-type="float">
            <text:p>4</text:p>
          </table:table-cell>
          <table:table-cell table:style-name="ce12"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oihues y avellanos</text:p>
          </table:table-cell>
          <table:table-cell table:style-name="ce13" table:content-validation-name="val8" office:value-type="string" calcext:value-type="string">
            <text:p>mi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ulmos</text:p>
          </table:table-cell>
          <table:table-cell table:style-name="ce13" table:content-validation-name="val8" office:value-type="string" calcext:value-type="string">
            <text:p>lu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ulmos</text:p>
          </table:table-cell>
          <table:table-cell table:style-name="ce13" table:content-validation-name="val8" office:value-type="string" calcext:value-type="string">
            <text:p>ju2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style-name="ce12"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ulmos</text:p>
          </table:table-cell>
          <table:table-cell table:style-name="ce13" table:content-validation-name="val8" office:value-type="string" calcext:value-type="string">
            <text:p>ma1</text:p>
          </table:table-cell>
          <table:table-cell table:style-name="ce14" table:content-validation-name="val8"/>
          <table:table-cell table:content-validation-name="val8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ulmos</text:p>
          </table:table-cell>
          <table:table-cell table:style-name="ce13" table:content-validation-name="val8" office:value-type="string" calcext:value-type="string">
            <text:p>v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anelos y manios</text:p>
          </table:table-cell>
          <table:table-cell table:style-name="ce13" table:content-validation-name="val8" office:value-type="string" calcext:value-type="string">
            <text:p>lu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anelos y manios</text:p>
          </table:table-cell>
          <table:table-cell table:style-name="ce13" table:content-validation-name="val8" office:value-type="string" calcext:value-type="string">
            <text:p>ju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anelos y manios</text:p>
          </table:table-cell>
          <table:table-cell table:style-name="ce13" table:content-validation-name="val8" office:value-type="string" calcext:value-type="string">
            <text:p>mi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oihues y avellanos</text:p>
          </table:table-cell>
          <table:table-cell table:style-name="ce13" table:content-validation-name="val8" office:value-type="string" calcext:value-type="string">
            <text:p>ma2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table:style-name="ce11" table:content-validation-name="val5" office:value-type="float" office:value="5" calcext:value-type="float">
            <text:p>5</text:p>
          </table:table-cell>
          <table:table-cell table:content-validation-name="val1"/>
          <table:table-cell table:style-name="ce13" table:content-validation-name="val6" office:value-type="string" calcext:value-type="string">
            <text:p>Carla</text:p>
          </table:table-cell>
          <table:table-cell table:style-name="ce13" table:content-validation-name="val7" office:value-type="string" calcext:value-type="string">
            <text:p>coihues y avellanos</text:p>
          </table:table-cell>
          <table:table-cell table:style-name="ce13" table:content-validation-name="val8" office:value-type="string" calcext:value-type="string">
            <text:p>mi1</text:p>
          </table:table-cell>
          <table:table-cell table:content-validation-name="val8" table:number-columns-repeated="2"/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Salvador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lu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i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ulm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anelos y manios</text:p>
          </table:table-cell>
          <table:table-cell table:style-name="ce4" table:content-validation-name="val8" office:value-type="string" calcext:value-type="string">
            <text:p>ju2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/>
          <table:table-cell table:style-name="ce4" table:content-validation-name="val6" office:value-type="string" calcext:value-type="string">
            <text:p>Marcelo</text:p>
          </table:table-cell>
          <table:table-cell table:style-name="ce4" table:content-validation-name="val7" office:value-type="string" calcext:value-type="string">
            <text:p>coihues y avellanos</text:p>
          </table:table-cell>
          <table:table-cell table:style-name="ce4" table:content-validation-name="val8" office:value-type="string" calcext:value-type="string">
            <text:p>ju1</text:p>
          </table:table-cell>
          <table:table-cell table:number-columns-repeated="16379"/>
        </table:table-row>
        <table:table-row table:style-name="ro1" table:number-rows-repeated="1048290">
          <table:table-cell/>
          <table:table-cell table:content-validation-name="val1"/>
          <table:table-cell table:number-columns-repeated="16382"/>
        </table:table-row>
        <table:table-row table:style-name="ro1">
          <table:table-cell/>
          <table:table-cell table:content-validation-name="val1"/>
          <table:table-cell table:number-columns-repeated="16382"/>
        </table:table-row>
      </table:table>
      <table:table table:name="validation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6380" table:default-cell-style-name="Default"/>
        <table:table-row table:style-name="ro1">
          <table:table-cell table:style-name="ce3" office:value-type="string" calcext:value-type="string">
            <text:p>teachers</text:p>
          </table:table-cell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coords</text:p>
          </table:table-cell>
          <table:table-cell table:style-name="ce3" office:value-type="string" calcext:value-type="string">
            <text:p>period</text:p>
          </table:table-cell>
          <table:table-cell table:style-name="ce3" table:number-columns-repeated="16380"/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ulmos</text:p>
          </table:table-cell>
          <table:table-cell office:value-type="string" calcext:value-type="string">
            <text:p>lu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celo</text:p>
          </table:table-cell>
          <table:table-cell office:value-type="string" calcext:value-type="string">
            <text:p>canelos y manios</text:p>
          </table:table-cell>
          <table:table-cell office:value-type="string" calcext:value-type="string">
            <text:p>lu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coihues y avellanos</text:p>
          </table:table-cell>
          <table:table-cell office:value-type="string" calcext:value-type="string">
            <text:p>ma1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rancisca U.</text:p>
          </table:table-cell>
          <table:table-cell/>
          <table:table-cell office:value-type="string" calcext:value-type="string">
            <text:p>ma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mi1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rla</text:p>
          </table:table-cell>
          <table:table-cell/>
          <table:table-cell office:value-type="string" calcext:value-type="string">
            <text:p>mi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istina</text:p>
          </table:table-cell>
          <table:table-cell/>
          <table:table-cell office:value-type="string" calcext:value-type="string">
            <text:p>ju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ancisca G.</text:p>
          </table:table-cell>
          <table:table-cell/>
          <table:table-cell office:value-type="string" calcext:value-type="string">
            <text:p>ju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viera</text:p>
          </table:table-cell>
          <table:table-cell/>
          <table:table-cell office:value-type="string" calcext:value-type="string">
            <text:p>vi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ulina</text:p>
          </table:table-cell>
          <table:table-cell/>
          <table:table-cell office:value-type="string" calcext:value-type="string">
            <text:p>vi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lvador</text:p>
          </table:table-cell>
          <table:table-cell table:number-columns-repeated="16383"/>
        </table:table-row>
      </table:table>
      <table:named-expressions/>
      <table:database-ranges>
        <table:database-range table:name="__Anonymous_Sheet_DB__0" table:target-range-address="talleres.A1:talleres.H55" table:display-filter-buttons="true"/>
        <table:database-range table:name="__Anonymous_Sheet_DB__1" table:target-range-address="talleres_ano.A1:talleres_ano.I28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09:52:55.749698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9:45:57.875050774</meta:creation-date>
    <dc:date>2024-02-16T13:35:32.124717132</dc:date>
    <meta:editing-duration>PT9H4M47S</meta:editing-duration>
    <meta:editing-cycles>41</meta:editing-cycles>
    <meta:generator>LibreOffice/7.5.7.1$Linux_X86_64 LibreOffice_project/50$Build-1</meta:generator>
    <meta:document-statistic meta:table-count="3" meta:cell-count="1637" meta:object-count="0"/>
  </office:meta>
</office:document-meta>
</file>